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JUSTIFICATIF DE PAIEMENT</text:p>
      <text:p text:style-name="Subtitle">Ref: JP-${system.numero_auto} — ${system.date}</text:p>
      <text:p text:style-name="Heading">EMETTEUR</text:p>
      <text:p>${entreprise.nom} — SIRET : ${entreprise.siret}</text:p>
      <text:p>${entreprise.adresse}</text:p>
      <text:p>Email : ${entreprise.email} — Tel : ${entreprise.telephone}</text:p>
      <text:p text:style-name="Heading">DESTINATAIRE</text:p>
      <text:p>Nom : ${client.nom_complet}</text:p>
      <text:p>Societe : ${client.societe}</text:p>
      <text:p>Email : ${client.email}</text:p>
      <text:p>Telephone : ${client.telephone}</text:p>
      <text:p text:style-name="Heading">BIEN CONCERNE</text:p>
      <text:p>${property.nom} — ${property.adresse}, ${property.code_postal} ${property.ville}</text:p>
      <text:p text:style-name="Heading">INTERVENTION ASSOCIEE</text:p>
      <text:p>Intitule : ${intervention.titre}</text:p>
      <text:p>Type : ${intervention.type}</text:p>
      <text:p>Date : ${intervention.date_debut} au ${intervention.date_fin}</text:p>
      <text:p>Description : ${intervention.description}</text:p>
      <text:p text:style-name="Heading">DETAILS DU PAIEMENT</text:p>
      <text:p>Statut du paiement : ${paiement.statut}</text:p>
      <text:p>Montant : ${paiement.montant}</text:p>
      <text:p>Date du paiement : ${paiement.date_paiement}</text:p>
      <text:p>Reference Stripe : ${paiement.reference_stripe}</text:p>
      <text:p text:style-name="Heading">DETAIL DES COUTS</text:p>
      <text:p>Cout estime : ${intervention.cout_estime}</text:p>
      <text:p>Cout reel : ${intervention.cout_reel}</text:p>
      <text:p text:style-name="Heading">CERTIFICATION</text:p>
      <text:p>${entreprise.nom} certifie avoir recu le paiement de ${paiement.montant} en date du ${paiement.date_paiement} pour l'intervention "${intervention.titre}" realisee au ${property.adresse}, ${property.ville}.</text:p>
      <text:p/>
      <text:p>Fait le ${system.date}.</text:p>
      <text:p>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